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9.1295in" svg:height="4.9567in" svg:x="7.3646in" svg:y="2.1961in">
            <draw:object draw:notify-on-update-of-ranges="output.J5:output.J9 output.K5:output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05162" calcext:value-type="float">
            <text:p>-3.05162</text:p>
          </table:table-cell>
          <table:table-cell office:value-type="float" office:value="0.0846332607856101" calcext:value-type="float">
            <text:p>0.0846332607856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06429" calcext:value-type="float">
            <text:p>-3.06429</text:p>
          </table:table-cell>
          <table:table-cell office:value-type="float" office:value="0.110220015907667" calcext:value-type="float">
            <text:p>0.11022001590766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07559" calcext:value-type="float">
            <text:p>-3.07559</text:p>
          </table:table-cell>
          <table:table-cell office:value-type="float" office:value="0.0941632861788288" calcext:value-type="float">
            <text:p>0.09416328617882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3.14235" calcext:value-type="float">
            <text:p>-3.14235</text:p>
          </table:table-cell>
          <table:table-cell office:value-type="float" office:value="0.101115501302425" calcext:value-type="float">
            <text:p>0.10111550130242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17541" calcext:value-type="float">
            <text:p>-3.17541</text:p>
          </table:table-cell>
          <table:table-cell office:value-type="float" office:value="0.102424010690187" calcext:value-type="float">
            <text:p>0.102424010690187</text:p>
          </table:table-cell>
          <table:table-cell table:formula="of:=AVERAGE([.C1:.C5])" office:value-type="float" office:value="-3.101852" calcext:value-type="float">
            <text:p>-3.101852</text:p>
          </table:table-cell>
          <table:table-cell table:formula="of:=AVERAGE([.D1:.D5])" office:value-type="float" office:value="0.0985112149729437" calcext:value-type="float">
            <text:p>0.098511214972944</text:p>
          </table:table-cell>
          <table:table-cell table:number-columns-repeated="3"/>
          <table:table-cell office:value-type="float" office:value="-3.101852" calcext:value-type="float">
            <text:p>-3.101852</text:p>
          </table:table-cell>
          <table:table-cell office:value-type="float" office:value="0.098511214972944" calcext:value-type="float">
            <text:p>0.098511214972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18128" calcext:value-type="float">
            <text:p>-6.18128</text:p>
          </table:table-cell>
          <table:table-cell office:value-type="float" office:value="0.191229209136512" calcext:value-type="float">
            <text:p>0.191229209136512</text:p>
          </table:table-cell>
          <table:table-cell table:number-columns-repeated="5"/>
          <table:table-cell office:value-type="float" office:value="-6.207286" calcext:value-type="float">
            <text:p>-6.207286</text:p>
          </table:table-cell>
          <table:table-cell office:value-type="float" office:value="0.164917193752149" calcext:value-type="float">
            <text:p>0.164917193752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2382" calcext:value-type="float">
            <text:p>-6.2382</text:p>
          </table:table-cell>
          <table:table-cell office:value-type="float" office:value="0.19787284737912" calcext:value-type="float">
            <text:p>0.19787284737912</text:p>
          </table:table-cell>
          <table:table-cell table:number-columns-repeated="5"/>
          <table:table-cell office:value-type="float" office:value="-9.109538" calcext:value-type="float">
            <text:p>-9.109538</text:p>
          </table:table-cell>
          <table:table-cell office:value-type="float" office:value="0.221352276163038" calcext:value-type="float">
            <text:p>0.221352276163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18068" calcext:value-type="float">
            <text:p>-6.18068</text:p>
          </table:table-cell>
          <table:table-cell office:value-type="float" office:value="0.125792116684359" calcext:value-type="float">
            <text:p>0.125792116684359</text:p>
          </table:table-cell>
          <table:table-cell table:number-columns-repeated="5"/>
          <table:table-cell office:value-type="float" office:value="-12.212684" calcext:value-type="float">
            <text:p>-12.212684</text:p>
          </table:table-cell>
          <table:table-cell office:value-type="float" office:value="0.298993598097764" calcext:value-type="float">
            <text:p>0.298993598097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2647" calcext:value-type="float">
            <text:p>-6.2647</text:p>
          </table:table-cell>
          <table:table-cell office:value-type="float" office:value="0.152469025774213" calcext:value-type="float">
            <text:p>0.152469025774213</text:p>
          </table:table-cell>
          <table:table-cell table:number-columns-repeated="5"/>
          <table:table-cell office:value-type="float" office:value="-14.798222" calcext:value-type="float">
            <text:p>-14.798222</text:p>
          </table:table-cell>
          <table:table-cell office:value-type="float" office:value="0.371538726998839" calcext:value-type="float">
            <text:p>0.371538726998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17157" calcext:value-type="float">
            <text:p>-6.17157</text:p>
          </table:table-cell>
          <table:table-cell office:value-type="float" office:value="0.157222769786539" calcext:value-type="float">
            <text:p>0.157222769786539</text:p>
          </table:table-cell>
          <table:table-cell table:formula="of:=AVERAGE([.C6:.C10])" office:value-type="float" office:value="-6.207286" calcext:value-type="float">
            <text:p>-6.207286</text:p>
          </table:table-cell>
          <table:table-cell table:formula="of:=AVERAGE([.D6:.D10])" office:value-type="float" office:value="0.164917193752149" calcext:value-type="float">
            <text:p>0.1649171937521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.14543" calcext:value-type="float">
            <text:p>-9.14543</text:p>
          </table:table-cell>
          <table:table-cell office:value-type="float" office:value="0.264659845950763" calcext:value-type="float">
            <text:p>0.26465984595076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.15081" calcext:value-type="float">
            <text:p>-9.15081</text:p>
          </table:table-cell>
          <table:table-cell office:value-type="float" office:value="0.22258780759408" calcext:value-type="float">
            <text:p>0.2225878075940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.09974" calcext:value-type="float">
            <text:p>-9.09974</text:p>
          </table:table-cell>
          <table:table-cell office:value-type="float" office:value="0.233098550049175" calcext:value-type="float">
            <text:p>0.23309855004917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.09957" calcext:value-type="float">
            <text:p>-9.09957</text:p>
          </table:table-cell>
          <table:table-cell office:value-type="float" office:value="0.217137267663198" calcext:value-type="float">
            <text:p>0.21713726766319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.08203" calcext:value-type="float">
            <text:p>-9.08203</text:p>
          </table:table-cell>
          <table:table-cell office:value-type="float" office:value="0.20768481319318" calcext:value-type="float">
            <text:p>0.207684813193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.11554" calcext:value-type="float">
            <text:p>-9.11554</text:p>
          </table:table-cell>
          <table:table-cell office:value-type="float" office:value="0.226252942315556" calcext:value-type="float">
            <text:p>0.226252942315556</text:p>
          </table:table-cell>
          <table:table-cell table:formula="of:=AVERAGE([.C12:.C16])" office:value-type="float" office:value="-9.109538" calcext:value-type="float">
            <text:p>-9.109538</text:p>
          </table:table-cell>
          <table:table-cell table:formula="of:=AVERAGE([.D12:.D16])" office:value-type="float" office:value="0.221352276163038" calcext:value-type="float">
            <text:p>0.2213522761630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.22981" calcext:value-type="float">
            <text:p>-12.22981</text:p>
          </table:table-cell>
          <table:table-cell office:value-type="float" office:value="0.329162651453214" calcext:value-type="float">
            <text:p>0.32916265145321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.2431" calcext:value-type="float">
            <text:p>-12.2431</text:p>
          </table:table-cell>
          <table:table-cell office:value-type="float" office:value="0.285178992743509" calcext:value-type="float">
            <text:p>0.28517899274350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.18153" calcext:value-type="float">
            <text:p>-12.18153</text:p>
          </table:table-cell>
          <table:table-cell office:value-type="float" office:value="0.280987451368445" calcext:value-type="float">
            <text:p>0.2809874513684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.21108" calcext:value-type="float">
            <text:p>-12.21108</text:p>
          </table:table-cell>
          <table:table-cell office:value-type="float" office:value="0.284784083816318" calcext:value-type="float">
            <text:p>0.2847840838163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.1979" calcext:value-type="float">
            <text:p>-12.1979</text:p>
          </table:table-cell>
          <table:table-cell office:value-type="float" office:value="0.314854811107336" calcext:value-type="float">
            <text:p>0.314854811107336</text:p>
          </table:table-cell>
          <table:table-cell table:formula="of:=AVERAGE([.C17:.C21])" office:value-type="float" office:value="-12.212684" calcext:value-type="float">
            <text:p>-12.212684</text:p>
          </table:table-cell>
          <table:table-cell table:formula="of:=AVERAGE([.D17:.D21])" office:value-type="float" office:value="0.298993598097764" calcext:value-type="float">
            <text:p>0.2989935980977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4.85965" calcext:value-type="float">
            <text:p>-14.85965</text:p>
          </table:table-cell>
          <table:table-cell office:value-type="float" office:value="0.413947129401618" calcext:value-type="float">
            <text:p>0.4139471294016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4.79393" calcext:value-type="float">
            <text:p>-14.79393</text:p>
          </table:table-cell>
          <table:table-cell office:value-type="float" office:value="0.366448733869518" calcext:value-type="float">
            <text:p>0.3664487338695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4.8122" calcext:value-type="float">
            <text:p>-14.8122</text:p>
          </table:table-cell>
          <table:table-cell office:value-type="float" office:value="0.344405199531914" calcext:value-type="float">
            <text:p>0.34440519953191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4.77851" calcext:value-type="float">
            <text:p>-14.77851</text:p>
          </table:table-cell>
          <table:table-cell office:value-type="float" office:value="0.357913261189457" calcext:value-type="float">
            <text:p>0.35791326118945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4.74682" calcext:value-type="float">
            <text:p>-14.74682</text:p>
          </table:table-cell>
          <table:table-cell office:value-type="float" office:value="0.374979311001688" calcext:value-type="float">
            <text:p>0.374979311001688</text:p>
          </table:table-cell>
          <table:table-cell table:formula="of:=AVERAGE([.C22:.C26])" office:value-type="float" office:value="-14.798222" calcext:value-type="float">
            <text:p>-14.798222</text:p>
          </table:table-cell>
          <table:table-cell table:formula="of:=AVERAGE([.D22:.D26])" office:value-type="float" office:value="0.371538726998839" calcext:value-type="float">
            <text:p>0.3715387269988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23:28:47.747637303</dc:date>
    <meta:editing-duration>PT3M36S</meta:editing-duration>
    <meta:editing-cycles>1</meta:editing-cycles>
    <meta:document-statistic meta:table-count="1" meta:cell-count="1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19cm" svg:height="12.591cm" xlink:href=".." xlink:type="simple" chart:class="chart:scatter" chart:style-name="ch1">
        <chart:legend chart:legend-position="end" svg:x="20.338cm" svg:y="5.996cm" style:legend-expansion="high" chart:style-name="ch2"/>
        <chart:plot-area chart:style-name="ch3" table:cell-range-address="output.J5:output.K9" svg:x="0.463cm" svg:y="0.251cm" svg:width="19.412cm" svg:height="12.089cm">
          <chartooo:coordinate-region svg:x="0.701cm" svg:y="0.45cm" svg:width="19.027cm" svg:height="11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K5:output.K9" chart:class="chart:scatter">
            <chart:domain table:cell-range-address="output.J5:output.J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01852">
                <text:p>-3.101852</text:p>
                <draw:g>
                  <svg:desc>output.J5:output.J9</svg:desc>
                </draw:g>
              </table:table-cell>
              <table:table-cell office:value-type="float" office:value="0.098511214972944">
                <text:p>0.098511214972944</text:p>
                <draw:g>
                  <svg:desc>output.K5:output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07286">
                <text:p>-6.207286</text:p>
              </table:table-cell>
              <table:table-cell office:value-type="float" office:value="0.164917193752149">
                <text:p>0.16491719375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109538">
                <text:p>-9.109538</text:p>
              </table:table-cell>
              <table:table-cell office:value-type="float" office:value="0.221352276163038">
                <text:p>0.221352276163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212684">
                <text:p>-12.212684</text:p>
              </table:table-cell>
              <table:table-cell office:value-type="float" office:value="0.298993598097764">
                <text:p>0.298993598097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798222">
                <text:p>-14.798222</text:p>
              </table:table-cell>
              <table:table-cell office:value-type="float" office:value="0.371538726998839">
                <text:p>0.371538726998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